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7.163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8cm" svg:height="7.163cm" svg:x="0cm" svg:y="1.933cm" presentation:class="title" presentation:user-transformed="true">
          <draw:text-box>
            <text:p><text:span text:style-name="T1">Tú me haces tan feliz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Tú me haces tan feliz</text:span><text:span text:style-name="T2"><text:line-break/></text:span><text:span text:style-name="T2">Tú me haces tan feliz</text:span><text:span text:style-name="T2"><text:line-break/></text:span><text:span text:style-name="T2">Tú me haces tan feliz</text:span><text:span text:style-name="T2"><text:line-break/></text:span><text:span text:style-name="T2">Mi corazón se alegra en t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Aleluya, aleluya, aleluya</text:span><text:span text:style-name="T2"><text:line-break/></text:span><text:span text:style-name="T2">Jesús me haces tan feliz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Aleluya, aleluya, aleluya</text:span><text:span text:style-name="T2"><text:line-break/></text:span><text:span text:style-name="T2">Jesús me haces tan feliz</text:span><text:span text:style-name="T2"><text:line-break/></text:span><text:span text:style-name="T2">Jesús me haces tan feliz</text:span><text:span text:style-name="T2"><text:line-break/></text:span><text:span text:style-name="T2">Jesús me haces tan feliz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14T18:10:56.515000000</meta:creation-date>
    <dc:date>2023-02-14T20:09:10.415000000</dc:date>
    <meta:editing-duration>PT37M2S</meta:editing-duration>
    <meta:editing-cycles>2</meta:editing-cycles>
    <meta:generator>Real_Office/6.2.3.2$Windows_x86 LibreOffice_project/b40a93cffb3080b9876e40c60e03703e9bd35612</meta:generator>
    <meta:document-statistic meta:object-count="33"/>
  </office:meta>
</office:document-meta>
</file>